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0bccd" officeooo:paragraph-rsid="0010bccd"/>
    </style:style>
    <style:style style:name="P2" style:family="paragraph" style:parent-style-name="Standard">
      <style:text-properties fo:language="ru" fo:country="RU" officeooo:rsid="00120d95" officeooo:paragraph-rsid="00120d95"/>
    </style:style>
    <style:style style:name="P3" style:family="paragraph" style:parent-style-name="Standard">
      <style:text-properties fo:language="ru" fo:country="RU" officeooo:rsid="0015cf24" officeooo:paragraph-rsid="001a0fa7"/>
    </style:style>
    <style:style style:name="P4" style:family="paragraph" style:parent-style-name="Standard">
      <style:text-properties fo:language="ru" fo:country="RU" officeooo:rsid="0015cf24" officeooo:paragraph-rsid="001c01c3"/>
    </style:style>
    <style:style style:name="P5" style:family="paragraph" style:parent-style-name="Standard">
      <style:text-properties fo:language="ru" fo:country="RU" fo:font-weight="bold" officeooo:rsid="0015cf24" officeooo:paragraph-rsid="0015cf24" style:font-weight-asian="bold" style:font-weight-complex="bold"/>
    </style:style>
    <style:style style:name="P6" style:family="paragraph" style:parent-style-name="Standard">
      <style:text-properties fo:language="ru" fo:country="RU" officeooo:rsid="00243730" officeooo:paragraph-rsid="00243730"/>
    </style:style>
    <style:style style:name="P7" style:family="paragraph" style:parent-style-name="Standard">
      <style:text-properties fo:language="ru" fo:country="RU" officeooo:rsid="0025f55f" officeooo:paragraph-rsid="0025f55f"/>
    </style:style>
    <style:style style:name="P8" style:family="paragraph" style:parent-style-name="Standard">
      <style:text-properties fo:language="ru" fo:country="RU" officeooo:rsid="003f7cd1" officeooo:paragraph-rsid="003f7cd1"/>
    </style:style>
    <style:style style:name="P9" style:family="paragraph" style:parent-style-name="Standard">
      <style:text-properties fo:language="ru" fo:country="RU" officeooo:rsid="003f7cd1" officeooo:paragraph-rsid="003f9062"/>
    </style:style>
    <style:style style:name="P10" style:family="paragraph" style:parent-style-name="Standard">
      <style:text-properties fo:language="ru" fo:country="RU" officeooo:rsid="004ee51a" officeooo:paragraph-rsid="004ee51a"/>
    </style:style>
    <style:style style:name="P11" style:family="paragraph" style:parent-style-name="Standard">
      <style:text-properties fo:language="ru" fo:country="RU" officeooo:rsid="004fa761" officeooo:paragraph-rsid="004fa761"/>
    </style:style>
    <style:style style:name="P12" style:family="paragraph" style:parent-style-name="Standard">
      <style:text-properties fo:language="ru" fo:country="RU" officeooo:rsid="00513f46" officeooo:paragraph-rsid="00513f46"/>
    </style:style>
    <style:style style:name="P13" style:family="paragraph" style:parent-style-name="Standard">
      <style:text-properties fo:language="ru" fo:country="RU" officeooo:rsid="00522df0" officeooo:paragraph-rsid="00522df0"/>
    </style:style>
    <style:style style:name="P14" style:family="paragraph" style:parent-style-name="Standard">
      <style:text-properties fo:language="ru" fo:country="RU" officeooo:rsid="0053a9ae" officeooo:paragraph-rsid="0053a9ae"/>
    </style:style>
    <style:style style:name="P15" style:family="paragraph" style:parent-style-name="Standard">
      <style:text-properties fo:language="ru" fo:country="RU" officeooo:rsid="0053b936" officeooo:paragraph-rsid="0053b936"/>
    </style:style>
    <style:style style:name="P16" style:family="paragraph" style:parent-style-name="Standard">
      <style:text-properties fo:language="ru" fo:country="RU" officeooo:rsid="0053b936" officeooo:paragraph-rsid="00549db2"/>
    </style:style>
    <style:style style:name="P17" style:family="paragraph" style:parent-style-name="Standard">
      <style:text-properties fo:language="ru" fo:country="RU" officeooo:rsid="00549db2" officeooo:paragraph-rsid="00549db2"/>
    </style:style>
    <style:style style:name="P18" style:family="paragraph" style:parent-style-name="Standard">
      <style:text-properties fo:language="ru" fo:country="RU" officeooo:rsid="0057186b" officeooo:paragraph-rsid="0057186b"/>
    </style:style>
    <style:style style:name="P19" style:family="paragraph" style:parent-style-name="Standard">
      <style:text-properties fo:language="ru" fo:country="RU" officeooo:rsid="005a5819" officeooo:paragraph-rsid="005a5819"/>
    </style:style>
    <style:style style:name="P20" style:family="paragraph" style:parent-style-name="Standard">
      <style:text-properties fo:language="ru" fo:country="RU" officeooo:rsid="005a5819" officeooo:paragraph-rsid="005f7d03"/>
    </style:style>
    <style:style style:name="P21" style:family="paragraph" style:parent-style-name="Standard">
      <style:text-properties fo:language="ru" fo:country="RU" officeooo:rsid="0062b581" officeooo:paragraph-rsid="0062b581"/>
    </style:style>
    <style:style style:name="P22" style:family="paragraph" style:parent-style-name="Standard">
      <style:text-properties fo:language="ru" fo:country="RU" officeooo:rsid="00656ddf" officeooo:paragraph-rsid="00656ddf"/>
    </style:style>
    <style:style style:name="P23" style:family="paragraph" style:parent-style-name="Standard">
      <style:text-properties fo:language="ru" fo:country="RU" officeooo:rsid="00664c60" officeooo:paragraph-rsid="00656ddf"/>
    </style:style>
    <style:style style:name="P24" style:family="paragraph" style:parent-style-name="Standard">
      <style:text-properties fo:language="ru" fo:country="RU" officeooo:rsid="00664c60" officeooo:paragraph-rsid="00664c60"/>
    </style:style>
    <style:style style:name="P25" style:family="paragraph" style:parent-style-name="Standard">
      <style:text-properties fo:language="en" fo:country="US" officeooo:rsid="001da151" officeooo:paragraph-rsid="0049a4b5"/>
    </style:style>
    <style:style style:name="P26" style:family="paragraph" style:parent-style-name="Standard">
      <style:text-properties fo:language="en" fo:country="US" fo:font-weight="bold" officeooo:rsid="001da151" officeooo:paragraph-rsid="001da151" style:font-weight-asian="bold" style:font-weight-complex="bold"/>
    </style:style>
    <style:style style:name="P27" style:family="paragraph" style:parent-style-name="Standard">
      <style:text-properties fo:language="en" fo:country="US" fo:font-weight="bold" officeooo:rsid="002006bd" officeooo:paragraph-rsid="002006bd" style:font-weight-asian="bold" style:font-weight-complex="bold"/>
    </style:style>
    <style:style style:name="P28" style:family="paragraph" style:parent-style-name="Standard">
      <style:text-properties fo:language="en" fo:country="US" officeooo:rsid="0021d640" officeooo:paragraph-rsid="0021d640"/>
    </style:style>
    <style:style style:name="P29" style:family="paragraph" style:parent-style-name="Standard">
      <style:text-properties fo:language="en" fo:country="US" officeooo:rsid="002348f9" officeooo:paragraph-rsid="002348f9"/>
    </style:style>
    <style:style style:name="P30" style:family="paragraph" style:parent-style-name="Standard">
      <style:text-properties fo:language="en" fo:country="US" officeooo:rsid="002348f9" officeooo:paragraph-rsid="0023c4e1"/>
    </style:style>
    <style:style style:name="P31" style:family="paragraph" style:parent-style-name="Standard">
      <style:text-properties fo:language="en" fo:country="US" officeooo:rsid="00248cb5" officeooo:paragraph-rsid="00248cb5"/>
    </style:style>
    <style:style style:name="P32" style:family="paragraph" style:parent-style-name="Standard">
      <style:text-properties fo:language="en" fo:country="US" officeooo:rsid="00281c79" officeooo:paragraph-rsid="00281c79"/>
    </style:style>
    <style:style style:name="P33" style:family="paragraph" style:parent-style-name="Standard">
      <style:text-properties fo:language="en" fo:country="US" officeooo:rsid="002930a7" officeooo:paragraph-rsid="002930a7"/>
    </style:style>
    <style:style style:name="P34" style:family="paragraph" style:parent-style-name="Standard">
      <style:text-properties fo:language="en" fo:country="US" officeooo:rsid="002930a7" officeooo:paragraph-rsid="00373669"/>
    </style:style>
    <style:style style:name="P35" style:family="paragraph" style:parent-style-name="Standard">
      <style:text-properties fo:language="en" fo:country="US" officeooo:rsid="002e4635" officeooo:paragraph-rsid="002e4635"/>
    </style:style>
    <style:style style:name="P36" style:family="paragraph" style:parent-style-name="Standard">
      <style:text-properties fo:language="en" fo:country="US" officeooo:rsid="002ffa91" officeooo:paragraph-rsid="002ffa91"/>
    </style:style>
    <style:style style:name="P37" style:family="paragraph" style:parent-style-name="Standard">
      <style:text-properties fo:language="en" fo:country="US" officeooo:rsid="00302f28" officeooo:paragraph-rsid="00302f28"/>
    </style:style>
    <style:style style:name="P38" style:family="paragraph" style:parent-style-name="Standard">
      <style:text-properties fo:language="en" fo:country="US" officeooo:rsid="00302f28" officeooo:paragraph-rsid="00367a31"/>
    </style:style>
    <style:style style:name="P39" style:family="paragraph" style:parent-style-name="Standard">
      <style:text-properties fo:language="en" fo:country="US" officeooo:rsid="0032f81b" officeooo:paragraph-rsid="0032f81b"/>
    </style:style>
    <style:style style:name="P40" style:family="paragraph" style:parent-style-name="Standard">
      <style:text-properties fo:language="en" fo:country="US" officeooo:rsid="00355c94" officeooo:paragraph-rsid="00355c94"/>
    </style:style>
    <style:style style:name="P41" style:family="paragraph" style:parent-style-name="Standard">
      <style:text-properties fo:language="en" fo:country="US" officeooo:rsid="00360f90" officeooo:paragraph-rsid="00360f90"/>
    </style:style>
    <style:style style:name="P42" style:family="paragraph" style:parent-style-name="Standard">
      <style:text-properties fo:language="en" fo:country="US" officeooo:rsid="0037a3d8" officeooo:paragraph-rsid="0037a3d8"/>
    </style:style>
    <style:style style:name="P43" style:family="paragraph" style:parent-style-name="Standard">
      <style:text-properties fo:language="en" fo:country="US" officeooo:rsid="003b4daa" officeooo:paragraph-rsid="003b4daa"/>
    </style:style>
    <style:style style:name="P44" style:family="paragraph" style:parent-style-name="Standard">
      <style:text-properties fo:language="en" fo:country="US" officeooo:rsid="003f7cd1" officeooo:paragraph-rsid="003f7cd1"/>
    </style:style>
    <style:style style:name="P45" style:family="paragraph" style:parent-style-name="Standard">
      <style:text-properties fo:language="en" fo:country="US" officeooo:rsid="004a111d" officeooo:paragraph-rsid="004a111d"/>
    </style:style>
    <style:style style:name="P46" style:family="paragraph" style:parent-style-name="Standard">
      <style:text-properties fo:language="en" fo:country="US" officeooo:rsid="004af8bd" officeooo:paragraph-rsid="004af8bd"/>
    </style:style>
    <style:style style:name="P47" style:family="paragraph" style:parent-style-name="Standard">
      <style:text-properties fo:language="en" fo:country="US" officeooo:rsid="004af8bd" officeooo:paragraph-rsid="004fa761"/>
    </style:style>
    <style:style style:name="P48" style:family="paragraph" style:parent-style-name="Standard">
      <style:text-properties fo:language="en" fo:country="US" officeooo:rsid="004b1e44" officeooo:paragraph-rsid="004b1e44"/>
    </style:style>
    <style:style style:name="P49" style:family="paragraph" style:parent-style-name="Standard">
      <style:text-properties fo:language="en" fo:country="US" officeooo:rsid="005501b0" officeooo:paragraph-rsid="005501b0"/>
    </style:style>
    <style:style style:name="P50" style:family="paragraph" style:parent-style-name="Standard">
      <style:text-properties fo:language="en" fo:country="US" officeooo:rsid="0057186b" officeooo:paragraph-rsid="0057186b"/>
    </style:style>
    <style:style style:name="P51" style:family="paragraph" style:parent-style-name="Standard">
      <style:text-properties fo:language="en" fo:country="US" officeooo:rsid="00593f9b" officeooo:paragraph-rsid="00593f9b"/>
    </style:style>
    <style:style style:name="P52" style:family="paragraph" style:parent-style-name="Standard">
      <style:text-properties fo:language="en" fo:country="US" officeooo:rsid="005c278d" officeooo:paragraph-rsid="005c278d"/>
    </style:style>
    <style:style style:name="P53" style:family="paragraph" style:parent-style-name="Standard">
      <style:text-properties fo:language="en" fo:country="US" officeooo:rsid="00611a45" officeooo:paragraph-rsid="00611a45"/>
    </style:style>
    <style:style style:name="P54" style:family="paragraph" style:parent-style-name="Standard">
      <style:text-properties fo:language="en" fo:country="US" officeooo:rsid="0062b581" officeooo:paragraph-rsid="0062b581"/>
    </style:style>
    <style:style style:name="P55" style:family="paragraph" style:parent-style-name="Standard">
      <style:text-properties fo:language="en" fo:country="US" officeooo:rsid="0066608f" officeooo:paragraph-rsid="0066608f"/>
    </style:style>
    <style:style style:name="P56" style:family="paragraph" style:parent-style-name="Standard">
      <style:text-properties fo:language="en" fo:country="US" officeooo:rsid="0066608f" officeooo:paragraph-rsid="00668abf"/>
    </style:style>
    <style:style style:name="P57" style:family="paragraph" style:parent-style-name="Standard">
      <style:text-properties fo:language="en" fo:country="US" officeooo:rsid="0066608f" officeooo:paragraph-rsid="006790a7"/>
    </style:style>
    <style:style style:name="P58" style:family="paragraph" style:parent-style-name="Standard">
      <style:text-properties fo:language="en" fo:country="US" officeooo:rsid="00101482" officeooo:paragraph-rsid="00101482"/>
    </style:style>
    <style:style style:name="P59" style:family="paragraph" style:parent-style-name="Standard">
      <style:text-properties fo:language="en" fo:country="US" officeooo:rsid="001c01c3" officeooo:paragraph-rsid="001c01c3"/>
    </style:style>
    <style:style style:name="P60" style:family="paragraph" style:parent-style-name="Standard">
      <style:text-properties fo:language="en" fo:country="US" officeooo:rsid="00243730" officeooo:paragraph-rsid="00243730"/>
    </style:style>
    <style:style style:name="P61" style:family="paragraph" style:parent-style-name="Standard">
      <style:text-properties fo:language="en" fo:country="US" officeooo:rsid="004365b7" officeooo:paragraph-rsid="003f7cd1"/>
    </style:style>
    <style:style style:name="P62" style:family="paragraph" style:parent-style-name="Standard">
      <style:text-properties fo:language="en" fo:country="US" officeooo:rsid="00549db2" officeooo:paragraph-rsid="00549db2"/>
    </style:style>
    <style:style style:name="P63" style:family="paragraph" style:parent-style-name="Standard">
      <style:text-properties fo:language="en" fo:country="US" officeooo:rsid="005a5819" officeooo:paragraph-rsid="005a5819"/>
    </style:style>
    <style:style style:name="P64" style:family="paragraph" style:parent-style-name="Standard">
      <style:text-properties fo:language="en" fo:country="US" officeooo:rsid="005a5819" officeooo:paragraph-rsid="005f7d03"/>
    </style:style>
    <style:style style:name="P65" style:family="paragraph" style:parent-style-name="Standard">
      <style:text-properties fo:language="en" fo:country="US" officeooo:rsid="004d14d7" officeooo:paragraph-rsid="0068452c"/>
    </style:style>
    <style:style style:name="P66" style:family="paragraph" style:parent-style-name="Standard">
      <style:text-properties fo:language="en" fo:country="US" officeooo:rsid="0066608f" officeooo:paragraph-rsid="006a0485"/>
    </style:style>
    <style:style style:name="P67" style:family="paragraph" style:parent-style-name="Standard">
      <style:text-properties fo:language="en" fo:country="US" officeooo:rsid="004af8bd" officeooo:paragraph-rsid="004af8bd"/>
    </style:style>
    <style:style style:name="P68" style:family="paragraph" style:parent-style-name="Standard">
      <style:text-properties fo:language="en" fo:country="US" officeooo:rsid="00302f28" officeooo:paragraph-rsid="00302f28"/>
    </style:style>
    <style:style style:name="P69" style:family="paragraph" style:parent-style-name="Standard">
      <style:text-properties fo:language="en" fo:country="US" officeooo:rsid="00590992" officeooo:paragraph-rsid="008c975e"/>
    </style:style>
    <style:style style:name="P70" style:family="paragraph" style:parent-style-name="Standard">
      <style:text-properties fo:language="ru" fo:country="RU"/>
    </style:style>
    <style:style style:name="P71" style:family="paragraph" style:parent-style-name="Standard">
      <style:text-properties fo:language="ru" fo:country="RU" officeooo:rsid="002348f9" officeooo:paragraph-rsid="002348f9"/>
    </style:style>
    <style:style style:name="P72" style:family="paragraph" style:parent-style-name="Standard">
      <style:text-properties fo:language="ru" fo:country="RU" officeooo:rsid="002348f9" officeooo:paragraph-rsid="001c01c3"/>
    </style:style>
    <style:style style:name="P73" style:family="paragraph" style:parent-style-name="Standard">
      <style:text-properties fo:language="ru" fo:country="RU" officeooo:rsid="001da151" officeooo:paragraph-rsid="001da151"/>
    </style:style>
    <style:style style:name="P74" style:family="paragraph" style:parent-style-name="Standard">
      <style:text-properties fo:language="ru" fo:country="RU" officeooo:rsid="001da151" officeooo:paragraph-rsid="0044334e"/>
    </style:style>
    <style:style style:name="P75" style:family="paragraph" style:parent-style-name="Standard">
      <style:text-properties fo:language="ru" fo:country="RU" officeooo:rsid="001da151" officeooo:paragraph-rsid="004af8bd"/>
    </style:style>
    <style:style style:name="P76" style:family="paragraph" style:parent-style-name="Standard">
      <style:text-properties fo:language="ru" fo:country="RU" officeooo:rsid="002e4635" officeooo:paragraph-rsid="002e4635"/>
    </style:style>
    <style:style style:name="P77" style:family="paragraph" style:parent-style-name="Standard">
      <style:text-properties fo:language="ru" fo:country="RU" officeooo:rsid="002c6a7a" officeooo:paragraph-rsid="002e4635"/>
    </style:style>
    <style:style style:name="P78" style:family="paragraph" style:parent-style-name="Standard">
      <style:text-properties fo:language="ru" fo:country="RU" officeooo:rsid="002ffa91" officeooo:paragraph-rsid="002ffa91"/>
    </style:style>
    <style:style style:name="P79" style:family="paragraph" style:parent-style-name="Standard">
      <style:text-properties fo:language="ru" fo:country="RU" officeooo:rsid="00302f28" officeooo:paragraph-rsid="00302f28"/>
    </style:style>
    <style:style style:name="P80" style:family="paragraph" style:parent-style-name="Standard">
      <style:text-properties fo:language="ru" fo:country="RU" officeooo:rsid="002930a7" officeooo:paragraph-rsid="002930a7"/>
    </style:style>
    <style:style style:name="P81" style:family="paragraph" style:parent-style-name="Standard">
      <style:text-properties fo:language="ru" fo:country="RU" officeooo:rsid="0037a3d8" officeooo:paragraph-rsid="0037a3d8"/>
    </style:style>
    <style:style style:name="P82" style:family="paragraph" style:parent-style-name="Standard">
      <style:text-properties fo:language="ru" fo:country="RU" officeooo:rsid="003985e4" officeooo:paragraph-rsid="003985e4"/>
    </style:style>
    <style:style style:name="P83" style:family="paragraph" style:parent-style-name="Standard">
      <style:text-properties fo:language="ru" fo:country="RU" officeooo:rsid="0045a217" officeooo:paragraph-rsid="0045a217"/>
    </style:style>
    <style:style style:name="P84" style:family="paragraph" style:parent-style-name="Standard">
      <style:text-properties fo:language="ru" fo:country="RU" officeooo:rsid="003f7cd1" officeooo:paragraph-rsid="003f7cd1"/>
    </style:style>
    <style:style style:name="P85" style:family="paragraph" style:parent-style-name="Standard">
      <style:text-properties fo:language="ru" fo:country="RU" officeooo:rsid="00549db2" officeooo:paragraph-rsid="00549db2"/>
    </style:style>
    <style:style style:name="P86" style:family="paragraph" style:parent-style-name="Standard">
      <style:text-properties fo:language="ru" fo:country="RU" officeooo:rsid="0056edb4" officeooo:paragraph-rsid="0056edb4"/>
    </style:style>
    <style:style style:name="P87" style:family="paragraph" style:parent-style-name="Standard">
      <style:text-properties fo:language="ru" fo:country="RU" officeooo:rsid="0057186b" officeooo:paragraph-rsid="0057186b"/>
    </style:style>
    <style:style style:name="P88" style:family="paragraph" style:parent-style-name="Standard">
      <style:text-properties fo:language="ru" fo:country="RU" officeooo:rsid="00590992" officeooo:paragraph-rsid="00590992"/>
    </style:style>
    <style:style style:name="P89" style:family="paragraph" style:parent-style-name="Standard">
      <style:text-properties fo:language="ru" fo:country="RU" officeooo:rsid="00611a45" officeooo:paragraph-rsid="00611a45"/>
    </style:style>
    <style:style style:name="P90" style:family="paragraph" style:parent-style-name="Standard">
      <style:text-properties fo:language="ru" fo:country="RU" officeooo:rsid="00668abf" officeooo:paragraph-rsid="00668abf"/>
    </style:style>
    <style:style style:name="P91" style:family="paragraph" style:parent-style-name="Standard">
      <style:text-properties fo:language="ru" fo:country="RU" officeooo:rsid="0015cf24" officeooo:paragraph-rsid="006b7cdb"/>
    </style:style>
    <style:style style:name="P92" style:family="paragraph" style:parent-style-name="Standard">
      <style:text-properties fo:language="ru" fo:country="RU" officeooo:rsid="0025f55f" officeooo:paragraph-rsid="0025f55f"/>
    </style:style>
    <style:style style:name="P93" style:family="paragraph" style:parent-style-name="Standard">
      <style:text-properties fo:language="ru" fo:country="RU" officeooo:rsid="0025f55f" officeooo:paragraph-rsid="007126f3"/>
    </style:style>
    <style:style style:name="P94" style:family="paragraph" style:parent-style-name="Standard">
      <style:text-properties fo:language="ru" fo:country="RU" officeooo:rsid="00522df0" officeooo:paragraph-rsid="004af8bd"/>
    </style:style>
    <style:style style:name="P95" style:family="paragraph" style:parent-style-name="Standard">
      <style:text-properties fo:language="ru" fo:country="RU" officeooo:rsid="004fa761" officeooo:paragraph-rsid="004fa761"/>
    </style:style>
    <style:style style:name="P96" style:family="paragraph" style:parent-style-name="Standard">
      <style:text-properties fo:language="ru" fo:country="RU" officeooo:rsid="006b8407" officeooo:paragraph-rsid="006d0b1e"/>
    </style:style>
    <style:style style:name="P97" style:family="paragraph" style:parent-style-name="Standard">
      <style:text-properties fo:language="ru" fo:country="RU" officeooo:rsid="006d0b1e" officeooo:paragraph-rsid="0086cee5"/>
    </style:style>
    <style:style style:name="P98" style:family="paragraph" style:parent-style-name="Standard">
      <style:text-properties fo:language="ru" fo:country="RU" fo:font-weight="bold" officeooo:rsid="00101482" officeooo:paragraph-rsid="006f7494" style:font-weight-asian="bold" style:font-weight-complex="bold"/>
    </style:style>
    <style:style style:name="P99" style:family="paragraph" style:parent-style-name="Standard">
      <style:text-properties fo:language="ru" fo:country="RU" officeooo:rsid="00120d95" officeooo:paragraph-rsid="0070653d"/>
    </style:style>
    <style:style style:name="P100" style:family="paragraph" style:parent-style-name="Standard">
      <style:text-properties fo:language="ru" fo:country="RU" officeooo:rsid="007126f3" officeooo:paragraph-rsid="007126f3"/>
    </style:style>
    <style:style style:name="P101" style:family="paragraph" style:parent-style-name="Standard">
      <style:text-properties fo:language="ru" fo:country="RU" officeooo:rsid="0071da86" officeooo:paragraph-rsid="0071da86"/>
    </style:style>
    <style:style style:name="P102" style:family="paragraph" style:parent-style-name="Standard">
      <style:text-properties fo:language="ru" fo:country="RU" officeooo:rsid="00734273" officeooo:paragraph-rsid="00734273"/>
    </style:style>
    <style:style style:name="P103" style:family="paragraph" style:parent-style-name="Standard">
      <style:text-properties fo:language="ru" fo:country="RU" officeooo:rsid="0073f817" officeooo:paragraph-rsid="0073f817"/>
    </style:style>
    <style:style style:name="P104" style:family="paragraph" style:parent-style-name="Standard">
      <style:text-properties fo:language="ru" fo:country="RU" officeooo:rsid="0073f817" officeooo:paragraph-rsid="008a206e"/>
    </style:style>
    <style:style style:name="P105" style:family="paragraph" style:parent-style-name="Standard">
      <style:text-properties fo:language="ru" fo:country="RU" officeooo:rsid="004ee51a" officeooo:paragraph-rsid="004ee51a"/>
    </style:style>
    <style:style style:name="P106" style:family="paragraph" style:parent-style-name="Standard">
      <style:text-properties fo:language="ru" fo:country="RU" officeooo:paragraph-rsid="008e99e6"/>
    </style:style>
    <style:style style:name="P107" style:family="paragraph" style:parent-style-name="Standard">
      <style:text-properties fo:language="ru" fo:country="RU" officeooo:rsid="0062b581" officeooo:paragraph-rsid="0062b581"/>
    </style:style>
    <style:style style:name="P108" style:family="paragraph" style:parent-style-name="Standard">
      <style:text-properties fo:language="ru" fo:country="RU" officeooo:rsid="00243730" officeooo:paragraph-rsid="00243730"/>
    </style:style>
    <style:style style:name="P109" style:family="paragraph" style:parent-style-name="Standard">
      <style:text-properties fo:language="ru" fo:country="RU" officeooo:rsid="00953e95" officeooo:paragraph-rsid="00953e95"/>
    </style:style>
    <style:style style:name="P110" style:family="paragraph" style:parent-style-name="Standard">
      <style:text-properties fo:color="#000000" style:font-name="DejaVu Sans Mono" fo:font-size="9.5pt" fo:language="ru" fo:country="RU" officeooo:rsid="005e3e50" officeooo:paragraph-rsid="005e3e50" style:font-size-asian="9.5pt"/>
    </style:style>
    <style:style style:name="P111" style:family="paragraph" style:parent-style-name="Standard">
      <style:paragraph-properties fo:text-align="start" style:justify-single-word="false"/>
      <style:text-properties fo:color="#2b91af" style:font-name="DejaVu Sans Mono" fo:font-size="9.5pt" fo:language="ru" fo:country="RU" officeooo:rsid="005d16e0" style:font-size-asian="9.5pt"/>
    </style:style>
    <style:style style:name="P112" style:family="paragraph">
      <style:text-properties fo:language="ru" fo:country="RU"/>
    </style:style>
    <style:style style:name="P113" style:family="paragraph">
      <style:text-properties fo:language="ru" fo:country="RU" officeooo:paragraph-rsid="008e99e6"/>
    </style:style>
    <style:style style:name="P114" style:family="paragraph">
      <style:text-properties fo:language="ru" fo:country="RU" officeooo:paragraph-rsid="008feb8a"/>
    </style:style>
    <style:style style:name="P115" style:family="paragraph">
      <style:text-properties fo:language="ru" fo:country="RU" officeooo:paragraph-rsid="00926db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01482"/>
    </style:style>
    <style:style style:name="T3" style:family="text">
      <style:text-properties fo:language="en" fo:country="US" officeooo:rsid="00120d95"/>
    </style:style>
    <style:style style:name="T4" style:family="text">
      <style:text-properties fo:language="en" fo:country="US" officeooo:rsid="00192903"/>
    </style:style>
    <style:style style:name="T5" style:family="text">
      <style:text-properties fo:language="en" fo:country="US" officeooo:rsid="001a0fa7"/>
    </style:style>
    <style:style style:name="T6" style:family="text">
      <style:text-properties fo:language="en" fo:country="US" officeooo:rsid="001c01c3"/>
    </style:style>
    <style:style style:name="T7" style:family="text">
      <style:text-properties fo:language="en" fo:country="US" officeooo:rsid="00248cb5"/>
    </style:style>
    <style:style style:name="T8" style:family="text">
      <style:text-properties fo:language="en" fo:country="US" officeooo:rsid="00549db2"/>
    </style:style>
    <style:style style:name="T9" style:family="text">
      <style:text-properties fo:language="en" fo:country="US" officeooo:rsid="005a5819"/>
    </style:style>
    <style:style style:name="T10" style:family="text">
      <style:text-properties fo:language="en" fo:country="US" officeooo:rsid="0063d090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316568"/>
    </style:style>
    <style:style style:name="T13" style:family="text">
      <style:text-properties fo:language="ru" fo:country="RU" officeooo:rsid="0032f81b"/>
    </style:style>
    <style:style style:name="T14" style:family="text">
      <style:text-properties fo:language="ru" fo:country="RU" officeooo:rsid="00347578"/>
    </style:style>
    <style:style style:name="T15" style:family="text">
      <style:text-properties fo:language="ru" fo:country="RU" officeooo:rsid="00373669"/>
    </style:style>
    <style:style style:name="T16" style:family="text">
      <style:text-properties fo:language="ru" fo:country="RU" officeooo:rsid="00598bfb"/>
    </style:style>
    <style:style style:name="T17" style:family="text">
      <style:text-properties fo:language="ru" fo:country="RU" officeooo:rsid="0063d090"/>
    </style:style>
    <style:style style:name="T18" style:family="text">
      <style:text-properties fo:language="ru" fo:country="RU" officeooo:rsid="00668abf"/>
    </style:style>
    <style:style style:name="T19" style:family="text">
      <style:text-properties fo:language="ru" fo:country="RU" officeooo:rsid="0069266f"/>
    </style:style>
    <style:style style:name="T20" style:family="text">
      <style:text-properties fo:language="ru" fo:country="RU" officeooo:rsid="006ab9b8"/>
    </style:style>
    <style:style style:name="T21" style:family="text">
      <style:text-properties fo:language="ru" fo:country="RU" officeooo:rsid="006b7cdb"/>
    </style:style>
    <style:style style:name="T22" style:family="text">
      <style:text-properties fo:language="ru" fo:country="RU" officeooo:rsid="006b8407"/>
    </style:style>
    <style:style style:name="T23" style:family="text">
      <style:text-properties fo:language="ru" fo:country="RU" officeooo:rsid="00772421"/>
    </style:style>
    <style:style style:name="T24" style:family="text">
      <style:text-properties fo:language="ru" fo:country="RU" officeooo:rsid="007e127f"/>
    </style:style>
    <style:style style:name="T25" style:family="text">
      <style:text-properties fo:language="ru" fo:country="RU" officeooo:rsid="008c975e"/>
    </style:style>
    <style:style style:name="T26" style:family="text">
      <style:text-properties fo:language="ru" fo:country="RU" officeooo:rsid="008d5325"/>
    </style:style>
    <style:style style:name="T27" style:family="text">
      <style:text-properties fo:language="ru" fo:country="RU" officeooo:rsid="0093f96f"/>
    </style:style>
    <style:style style:name="T28" style:family="text">
      <style:text-properties officeooo:rsid="00120d95"/>
    </style:style>
    <style:style style:name="T29" style:family="text">
      <style:text-properties officeooo:rsid="001a0fa7"/>
    </style:style>
    <style:style style:name="T30" style:family="text">
      <style:text-properties officeooo:rsid="001c01c3"/>
    </style:style>
    <style:style style:name="T31" style:family="text">
      <style:text-properties officeooo:rsid="0023c4e1"/>
    </style:style>
    <style:style style:name="T32" style:family="text">
      <style:text-properties officeooo:rsid="00367a31"/>
    </style:style>
    <style:style style:name="T33" style:family="text">
      <style:text-properties officeooo:rsid="003d0a62"/>
    </style:style>
    <style:style style:name="T34" style:family="text">
      <style:text-properties officeooo:rsid="003dcf37"/>
    </style:style>
    <style:style style:name="T35" style:family="text">
      <style:text-properties officeooo:rsid="003f9062"/>
    </style:style>
    <style:style style:name="T36" style:family="text">
      <style:text-properties officeooo:rsid="00513f46"/>
    </style:style>
    <style:style style:name="T37" style:family="text">
      <style:text-properties officeooo:rsid="00549db2"/>
    </style:style>
    <style:style style:name="T38" style:family="text">
      <style:text-properties officeooo:rsid="0056edb4"/>
    </style:style>
    <style:style style:name="T39" style:family="text">
      <style:text-properties officeooo:rsid="00598bfb"/>
    </style:style>
    <style:style style:name="T40" style:family="text">
      <style:text-properties officeooo:rsid="0063d090"/>
    </style:style>
    <style:style style:name="T41" style:family="text">
      <style:text-properties officeooo:rsid="00668abf"/>
    </style:style>
    <style:style style:name="T42" style:family="text">
      <style:text-properties officeooo:rsid="006790a7"/>
    </style:style>
    <style:style style:name="T43" style:family="text">
      <style:text-properties officeooo:rsid="0068452c"/>
    </style:style>
    <style:style style:name="T44" style:family="text">
      <style:text-properties officeooo:rsid="006a0485"/>
    </style:style>
    <style:style style:name="T45" style:family="text">
      <style:text-properties officeooo:rsid="006e95e9"/>
    </style:style>
    <style:style style:name="T46" style:family="text">
      <style:text-properties officeooo:rsid="006f314e"/>
    </style:style>
    <style:style style:name="T47" style:family="text">
      <style:text-properties officeooo:rsid="006f7494"/>
    </style:style>
    <style:style style:name="T48" style:family="text">
      <style:text-properties officeooo:rsid="00763c23"/>
    </style:style>
    <style:style style:name="T49" style:family="text">
      <style:text-properties officeooo:rsid="0078d687"/>
    </style:style>
    <style:style style:name="T50" style:family="text">
      <style:text-properties officeooo:rsid="007b7b72"/>
    </style:style>
    <style:style style:name="T51" style:family="text">
      <style:text-properties officeooo:rsid="007d74e2"/>
    </style:style>
    <style:style style:name="T52" style:family="text">
      <style:text-properties officeooo:rsid="0081bb4b"/>
    </style:style>
    <style:style style:name="T53" style:family="text">
      <style:text-properties officeooo:rsid="008291e2"/>
    </style:style>
    <style:style style:name="T54" style:family="text">
      <style:text-properties officeooo:rsid="0082f043"/>
    </style:style>
    <style:style style:name="T55" style:family="text">
      <style:text-properties officeooo:rsid="00849f7f"/>
    </style:style>
    <style:style style:name="T56" style:family="text">
      <style:text-properties officeooo:rsid="0088844b"/>
    </style:style>
    <style:style style:name="T57" style:family="text">
      <style:text-properties officeooo:rsid="008a206e"/>
    </style:style>
    <style:style style:name="T58" style:family="text">
      <style:text-properties officeooo:rsid="008c975e"/>
    </style:style>
    <style:style style:name="T59" style:family="text">
      <style:text-properties officeooo:rsid="008e2106"/>
    </style:style>
    <style:style style:name="T60" style:family="text">
      <style:text-properties officeooo:rsid="008e99e6"/>
    </style:style>
    <style:style style:name="T61" style:family="text">
      <style:text-properties officeooo:rsid="008feb8a"/>
    </style:style>
    <style:style style:name="T62" style:family="text">
      <style:text-properties officeooo:rsid="00926db6"/>
    </style:style>
    <style:style style:name="T63" style:family="text">
      <style:text-properties officeooo:rsid="0093a7c1"/>
    </style:style>
    <style:style style:name="T64" style:family="text">
      <style:text-properties officeooo:rsid="0093bb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<text:span text:style-name="T28">SWD.Starter: </text:span>Быстрый старт автоматизации тестирования <text:span text:style-name="T1">UI </text:span>на <text:span text:style-name="T1">C# + Selenium WebDriver + PageObjects</text:span></text:p>
      <text:p text:style-name="P58"/>
      <text:p text:style-name="P1">Статья <text:span text:style-name="T45">расскажет</text:span> о том, как настроить фреймворк автоматизированного тестирования пользовательского интерфейса на языке <text:span text:style-name="T1">C#, </text:span>вместе с <text:span text:style-name="T1">Selenium WebDriver </text:span>и паттерном <text:span text:style-name="T2">PageObjects. </text:span></text:p>
      <text:p text:style-name="P2"/>
      <text:p text:style-name="P99">Стартовый набор с открытым исходным кодом – SWD.Starter – поможет написать и запустить ваш первый тест в течении <text:span text:style-name="T46">1</text:span>0 минут. Кроме этого, предлагая архитектуру фреймворка, основанную на <text:span text:style-name="T47">хороших</text:span> практиках <text:span text:style-name="T47">автоматизации тестирования. </text:span></text:p>
      <text:p text:style-name="P99"><text:span text:style-name="T47">Весь код SWD.Starter </text:span>может быть полностью настроен под ваши задачи. </text:p>
      <text:p text:style-name="P2"/>
      <text:p text:style-name="P65">![WTF Logo](<text:span text:style-name="T43">http://habrastorage.org/storage3/ce6/18d/ff2/ce618dff26045ca84280f570cd797d79.png</text:span>)</text:p>
      <text:p text:style-name="P2"/>
      <text:p text:style-name="P2"/>
      <text:p text:style-name="P5"><text:span text:style-name="T4">## </text:span>Что такое <text:span text:style-name="T28">SWD.Starter? </text:span></text:p>
      <text:p text:style-name="P3"><text:span text:style-name="T28">SWD.Starter – это стартовый набор для вашего фреймворка автоматизации тестирования. Весь исходный код доступен на </text:span><text:span text:style-name="T5">GitHub: [dzhariy/SWD.Starter](</text:span><text:a xlink:type="simple" xlink:href="https://github.com/dzhariy/SWD.Starter">https://github.com/dzhariy/SWD.Starter</text:a><text:span text:style-name="T5">), </text:span><text:span text:style-name="T29">а лицензия проекта (unlicense), позволяет вам использовать исходный код как угодно, хоть продавать. </text:span></text:p>
      <text:p text:style-name="P3"/>
      <text:p text:style-name="P4"><text:span text:style-name="T28">SWD.Starter – это уже настроенный проект, содержащий весь необходимый инфраструктурный код для начала создания и запуска тестов пользовательского интерфейса через </text:span><text:span text:style-name="T6">Selenium WebDriver. </text:span></text:p>
      <text:p text:style-name="P59"/>
      <text:p text:style-name="P4"><text:span text:style-name="T3">SWD.Starter </text:span><text:span text:style-name="T30">настойчиво рекомендует использование паттерна </text:span><text:span text:style-name="T6">PageObjects. И </text:span><text:span text:style-name="T30">в случае использования этого паттерна, вы сможете писать новый код авто-тестов действительно быстро, при этом, сохраняя красивую архитектуру и читабельность кода. </text:span></text:p>
      <text:p text:style-name="P4"/>
      <text:p text:style-name="P27">## <text:span text:style-name="T20">Что необходимо для начала</text:span></text:p>
      <text:p text:style-name="P72"/>
      <text:p text:style-name="P71">Для запуска проекта, вам будет необходимо следующее программное обеспечение:</text:p>
      <text:p text:style-name="P71"/>
      <text:p text:style-name="P29"><text:span text:style-name="T11">1. </text:span>Visual Studio Express 2013 Desktop Edition (<text:span text:style-name="T11">также, </text:span><text:span text:style-name="T21">теоретически, </text:span><text:span text:style-name="T11">поддержива</text:span><text:span text:style-name="T21">ю</text:span><text:span text:style-name="T11">тся </text:span>VS2010 <text:span text:style-name="T21">и</text:span> VS2012)</text:p>
      <text:p text:style-name="P29">2. Git <text:span text:style-name="T11">для выкачки проекта </text:span><text:span text:style-name="T22">из</text:span><text:span text:style-name="T11"> </text:span>Github</text:p>
      <text:p text:style-name="P30">3. <text:span text:style-name="T11">Дополнительные драйвера браузеров </text:span>Selenium WebDriver, <text:span text:style-name="T11">которые можно </text:span><text:span text:style-name="T31">[</text:span><text:span text:style-name="T11">скачать с официальной страницы проекта</text:span><text:span text:style-name="T31">](</text:span><text:a xlink:type="simple" xlink:href="http://docs.seleniumhq.org/download/"><text:span text:style-name="T31">http://docs.seleniumhq.org/download/</text:span></text:a><text:span text:style-name="T31">)</text:span></text:p>
      <text:p text:style-name="P30"/>
      <text:p text:style-name="P6">Для быстрой и удобной установки ПО, я рекомендую использовать пакетный менеджер для <text:span text:style-name="T1">Windows – [Chocolatey](</text:span><text:a xlink:type="simple" xlink:href="http://chocolatey.org/">http://chocolatey.org</text:a><text:span text:style-name="T1">).</text:span></text:p>
      <text:p text:style-name="P60"/>
      <text:p text:style-name="P6">Согласно инструкциям на главной странице, откройте <text:span text:style-name="T1">cmd.exe, </text:span>и в консольном окне, просто выполните следующий код:</text:p>
      <text:p text:style-name="P109">&lt;source lang="dos"&gt;&lt;/source&gt;</text:p>
      <text:p text:style-name="P31">&lt;source lang="dos"&gt;</text:p>
      <text:p text:style-name="P31">@powershell -NoProfile -ExecutionPolicy unrestricted -Command "iex ((new-object net.webclient).DownloadString('https://chocolatey.org/install.ps1'))" &amp;&amp; SET PATH=%PATH%;%systemdrive%\chocolatey\bin</text:p>
      <text:p text:style-name="P31"><text:soft-page-break/>&lt;/source&gt;</text:p>
      <text:p text:style-name="P60"/>
      <text:p text:style-name="P28"/>
      <text:p text:style-name="P7">А далее, в том же консольном окне, выполните следующие команды:</text:p>
      <text:p text:style-name="P7"/>
      <text:p text:style-name="P7">* <text:span text:style-name="T7">&lt;source lang="dos"&gt;</text:span>cinst VisualStudioExpress2013WindowsDesktop<text:span text:style-name="T7">&lt;/source</text:span><text:span text:style-name="T1">&gt;</text:span></text:p>
      <text:p text:style-name="P7">* <text:span text:style-name="T7">&lt;source lang="dos"&gt;</text:span>cinst git<text:span text:style-name="T7">&lt;/source</text:span><text:span text:style-name="T1">&gt;</text:span></text:p>
      <text:p text:style-name="P7"/>
      <text:p text:style-name="P7"/>
      <text:p text:style-name="P100">Теперь, в консольном окне (например в <text:span text:style-name="T1">cmd.exe </text:span>или <text:span text:style-name="T1">Far Manager</text:span>), выберете папку, куда вы хотите клонировать <text:span text:style-name="T1">SWD.Starter – </text:span>и запустите команду: </text:p>
      <text:p text:style-name="P100"><text:a xlink:type="simple" xlink:href="https://github.com/dzhariy/SWD.Starter.git"/></text:p>
      <text:p text:style-name="P93"><text:span text:style-name="T7">&lt;source lang="dos"&gt;</text:span></text:p>
      <text:p text:style-name="P100"><text:span text:style-name="T1">git clone </text:span><text:a xlink:type="simple" xlink:href="https://github.com/dzhariy/SWD.Starter.git">https://github.com/dzhariy/SWD.Starter.git</text:a></text:p>
      <text:p text:style-name="P93"><text:span text:style-name="T7">&lt;/source</text:span><text:span text:style-name="T1">&gt;</text:span></text:p>
      <text:p text:style-name="P93"><text:span text:style-name="T1"/></text:p>
      <text:p text:style-name="P101">Это обязательный шаг, иначе проект не скомпилируется:</text:p>
      <text:p text:style-name="P101">Скопируйте *chromedriver.exe* и *IEDriverServer.exe* в папку *SWD.Starter\webdrivers*</text:p>
      <text:p text:style-name="P101"/>
      <text:p text:style-name="P101">А вот видео полной установки на чистую виртуалку (которую я скачал с <text:a xlink:type="simple" xlink:href="http://modern.ie/">http://modern.ie</text:a> )</text:p>
      <text:p text:style-name="P102">*Следуй за розовым покемоном, Нео!*:</text:p>
      <text:p text:style-name="P103"><text:a xlink:type="simple" xlink:href="http://www.youtube.com/watch?v=mBpQy38AJCY"/></text:p>
      <text:p text:style-name="P104"><text:a xlink:type="simple" xlink:href="http://www.youtube.com/watch?v=8wigKFJ3WmY"><text:span text:style-name="T57">http://www.youtube.com/watch?v=8wigKFJ3WmY</text:span></text:a></text:p>
      <text:p text:style-name="P104"/>
      <text:p text:style-name="P109">На всякий случай замечу, что на видео видно, что <text:span text:style-name="T1">Windows </text:span>на виртуальной машине требует активацию. Но, согласно лицензионным условиям modern.ie я имею права использовать такие образы легально в тестовых целях. В пользовательском соглашении сказано, что я не должен активировать <text:span text:style-name="T1">Windows </text:span>в этом случае. </text:p>
      <text:p text:style-name="P102"/>
      <text:p text:style-name="P7"/>
      <text:p text:style-name="P91"/>
      <text:p text:style-name="P26">## <text:span text:style-name="T11">Что такое </text:span>PageObjects <text:span text:style-name="T11">и почему это настолько важно? </text:span></text:p>
      <text:p text:style-name="P73"/>
      <text:p text:style-name="P76">Если говорить просто, то подход в автоматизированном тестировани<text:span text:style-name="T48">и</text:span>, с использованием PageObjects, заключается в том, что вы просто выносите весь код низкоуровневой работы со страницей <text:span text:style-name="T48">(например, набор текста и нажатия мышкой по элементам) </text:span>в отдельные классы. </text:p>
      <text:p text:style-name="P76"/>
      <text:p text:style-name="P35"><text:span text:style-name="T11">Теперь ваши тесты не работают со страницей напрямую, вызывая низкоуровневые методы </text:span>WebDriver, <text:span text:style-name="T11">а используют более высокоуровневые операции, специфичные для каждой страницы. </text:span></text:p>
      <text:p text:style-name="P77"/>
      <text:p text:style-name="P78">Это сокращает количество строк кода в тестах, тем самым делая код более читабельным, понятным и надёжным. </text:p>
      <text:p text:style-name="P36"><text:span text:style-name="T23">Подход </text:span><text:span text:style-name="T11">PageObjects – это альтернатива бот-стилю – вызову методов </text:span>WebDriver <text:span text:style-name="T11">из тестов напрямую.</text:span></text:p>
      <text:p text:style-name="P78"/>
      <text:p text:style-name="P36"><text:span text:style-name="T11">В самом начале, бот-стиль кажется проще и понятнее чем использование </text:span>PageObjects. <text:span text:style-name="T11">Но, это огромное заблуждение, которое может привести ваш проект автоматизации к краху. </text:span></text:p>
      <text:p text:style-name="P73"/>
      <text:p text:style-name="P78">Со временем, когда количество тестов будет расти, в случае использования бот-стиля, вы <text:span text:style-name="T49">будете</text:span> <text:soft-page-break/>тратить все больше и больше времени на их поддержку. В итоге, поддержка фреймворка автоматизации будет экономически не выгодной и руководством проекта будет принято решение вернутся к ручному тестированию. <text:span text:style-name="T49">А уже написанный код останется только выбросить, по причине того, что он уже не соответствует реальному тестируемому приложению. </text:span></text:p>
      <text:p text:style-name="P79"/>
      <text:p text:style-name="P37"><text:span text:style-name="T11">Тесты в бот-стиле по</text:span><text:span text:style-name="T12">добны огромной неотсортированной куче книг. </text:span><text:span text:style-name="T13">Когда ваша «куча» состоит всего из 10-ти книг, в ней можно разобраться без особых трудностей. </text:span></text:p>
      <text:p text:style-name="P37"><text:span text:style-name="T13"/></text:p>
      <text:p text:style-name="P39"><text:span text:style-name="T13">Н</text:span><text:span text:style-name="T11">о, что вас ждёт, когда количество книг возрастёт до 100? Поверьте, я вам не завидую. Просто потому, что сам через это уже прошёл. <text:s/></text:span></text:p>
      <text:p text:style-name="P41">![Heap of books](http://habrastorage.org/storage3/f95/f9a/fa5/f95f9afa5e26b57bf7dd47e9b552f97e.png)</text:p>
      <text:p text:style-name="P78"/>
      <text:p text:style-name="P37"><text:span text:style-name="T11">С другой стороны, при использовании </text:span>PageObjects, <text:span text:style-name="T14">можно разложить все книги по полочкам. В книжных магазинах и на складах, <text:s/>содержится огромное количество книг. Тем не менее, продавцы могут быстро найти то, что вам нужно. </text:span></text:p>
      <text:p text:style-name="P37"><text:span text:style-name="T14"/></text:p>
      <text:p text:style-name="P40">PageObject-<text:span text:style-name="T11">класс – это книжная полка, позволяющая удобно организовать код работы с веб-страницей. А популярные языки программирования и </text:span>IDE <text:span text:style-name="T11">предоставляют значительно больше возможностей при использовании объектно-ориентированного программирования. <text:s text:c="2"/></text:span></text:p>
      <text:p text:style-name="P38"><text:span text:style-name="T11">!</text:span><text:span text:style-name="T32">[Book shelf](</text:span><text:a xlink:type="simple" xlink:href="http://habrastorage.org/storage3/1ef/c76/5d6/1efc765d6006f62c38e496977e0b4ce5.png"><text:span text:style-name="T32">http://habrastorage.org/storage3/1ef/c76/5d6/1efc765d6006f62c38e496977e0b4ce5.png</text:span></text:a><text:span text:style-name="T32">)</text:span></text:p>
      <text:p text:style-name="P38"/>
      <text:p text:style-name="P79"/>
      <text:p text:style-name="P33"><text:span text:style-name="T34">### </text:span><text:span text:style-name="T11">Тесты в бот-стиле</text:span></text:p>
      <text:p text:style-name="P42"><text:span text:style-name="T11">Основное преимущество тестов в бот-стиле то, что вы можете их «записать даже не зная языка программирования», при помощи таких инструментов, как </text:span>Selenium IDE <text:span text:style-name="T11">и </text:span>Selenium Builder. </text:p>
      <text:p text:style-name="P81"/>
      <text:p text:style-name="P81">В результате, может получится нечто такое: <text:s/></text:p>
      <text:p text:style-name="P80"/>
      <text:p text:style-name="P34"><text:span text:style-name="T11">!!!!! </text:span><text:span text:style-name="T15">brittle.cs</text:span></text:p>
      <text:p text:style-name="P80"/>
      <text:p text:style-name="P82">Такой подход может быть оправдан при выполнении одноразовых задач. Например, если ва<text:span text:style-name="T50">м</text:span> необходимо создать 1000 пользователей через интерфейс приложения – достаточно записать создание одного, и с минимальными изменениями поместить код в цикл. </text:p>
      <text:p text:style-name="P82"/>
      <text:p text:style-name="P82">Такой подход будет губительным, если вы надеетесь на автоматизацию тестирования в долгосрочной перспективе. </text:p>
      <text:p text:style-name="P82"/>
      <text:p text:style-name="P83">Вот один небольшой пример: </text:p>
      <text:p text:style-name="P83"/>
      <text:p text:style-name="P83"><text:span text:style-name="T51">Предположим</text:span>, доступ к одной странице продукта осуществляется из 30-ти тестов. В один прекрасный день, программисты принимают решение поменять вёрстку страницы: </text:p>
      <text:p text:style-name="P83">Теперь и элементы называются по другому, и «логика кликов» меняется. </text:p>
      <text:p text:style-name="P83">В этом случае, вам будет необходимо внести изменение в 30 тестов, вместо того, чтобы сделать это в одном классе. </text:p>
      <text:p text:style-name="P83">Как вы думаете, сколько времени эта интереснейшая работа займёт?</text:p>
      <text:p text:style-name="P80"/>
      <text:p text:style-name="P43">![Bot style](http://habrastorage.org/storage3/886/ae7/1e9/886ae71e9852cd75093886bbe85bb8ac.png)</text:p>
      <text:p text:style-name="P80"/>
      <text:p text:style-name="P80"><text:soft-page-break/></text:p>
      <text:p text:style-name="P33"><text:span text:style-name="T34">### </text:span><text:span text:style-name="T11">Тесты с использованием </text:span>PageObject-<text:span text:style-name="T11">клас</text:span><text:span text:style-name="T24">сов </text:span></text:p>
      <text:p text:style-name="P8"/>
      <text:p text:style-name="P44"><text:span text:style-name="T11">Если просто вынести куски кода и организовать все виде нескольких </text:span>PageObject-<text:span text:style-name="T11">классов, то с кодом теста происходят чудесные превращения: он стает понятным, появляются действия, которые можно переиспользовать в других тестах, вместо того чтобы копи-пастить вызовы </text:span>WebDriver. </text:p>
      <text:p text:style-name="P44"/>
      <text:p text:style-name="P8">Обратите внимание, что <text:span text:style-name="T52">в </text:span>код<text:span text:style-name="T52">е</text:span> теста стало больше строк... Но, это ведь только за счёт комментариев и пояснений, которые важны для демонстрации в этой статье, но необязательны в вашем реальном коде. </text:p>
      <text:p text:style-name="P8"/>
      <text:p text:style-name="P8">Уберите все комментарии и пустые строки – и код все равно <text:span text:style-name="T53">останется</text:span> читабельным <text:span text:style-name="T53">и сократится по количеству строк</text:span>. </text:p>
      <text:p text:style-name="P8"/>
      <text:p text:style-name="P9">!!!! <text:span text:style-name="T35">page-object-test.cs</text:span></text:p>
      <text:p text:style-name="P61"/>
      <text:p text:style-name="P74"/>
      <text:p text:style-name="P25"><text:span text:style-name="T11">!</text:span><text:span text:style-name="T33">[Page Object](http://habrastorage.org/storage3/7aa/c7a/6f8/7aac7a6f88cf49015adad104210bd5e3.png)</text:span></text:p>
      <text:p text:style-name="P73"/>
      <text:p text:style-name="P45"><text:span text:style-name="T11">Ну что? Хотите создавать тесты, используя </text:span>PageObject?</text:p>
      <text:p text:style-name="P73"/>
      <text:p text:style-name="P75"/>
      <text:p text:style-name="P46"><text:span text:style-name="T36">## </text:span><text:span text:style-name="T11">Первый </text:span>Smoke-<text:span text:style-name="T11">тест в </text:span>SWD.Starter</text:p>
      <text:p text:style-name="P46"/>
      <text:p text:style-name="P10">Если вы задаётесь вопросом: с чего начать автоматизацию тестирования? То, у меня для вас есть очень простой ответ, который <text:span text:style-name="T54">подойдёт</text:span> в 99% случаев. </text:p>
      <text:p text:style-name="P10"/>
      <text:p text:style-name="P10">Начните со смоук тестов для каждой страницы <text:span text:style-name="T54">приложения</text:span>. </text:p>
      <text:p text:style-name="P10"/>
      <text:p text:style-name="P10">Рецепт: </text:p>
      <text:p text:style-name="P10">1. Взять страницу любого уровня вложенности</text:p>
      <text:p text:style-name="P10">2. Открыть страницу</text:p>
      <text:p text:style-name="P10">3. Проверить, что все важные элементы – присутствуют на странице.</text:p>
      <text:p text:style-name="P10"/>
      <text:p text:style-name="P10"/>
      <text:p text:style-name="P11">И в результате мы получим легковесный тест, который в случае успешного прохода говорит: <text:s/></text:p>
      <text:p text:style-name="P11">1. Что все важные элементы отдельной страницы до сих пор не изменились</text:p>
      <text:p text:style-name="P11">2. То, что наши <text:span text:style-name="T1">PageObject </text:span>классы по прежнему соответствуют актуальной странице</text:p>
      <text:p text:style-name="P11">3. То, что путь из точки А. (главная страница) в точку Б. (любая другая страница) – возможен для конечно пользователя приложения.</text:p>
      <text:p text:style-name="P11">4. <text:span text:style-name="T36">И все это работает в разных браузерах.</text:span></text:p>
      <text:p text:style-name="P11"/>
      <text:p text:style-name="P12">А теперь, давайте напишем первый тест для страницы регистрации нового пользователя <text:s/>Хабрахабр: </text:p>
      <text:p text:style-name="P47"/>
      <text:p text:style-name="P48">&lt;video&gt;www.youtube.com/watch?v=_se8MGhQrIs&lt;/video&gt;</text:p>
      <text:p text:style-name="P46"/>
      <text:p text:style-name="P96">Покрыв все страницы приложения такими тестами – вы <text:span text:style-name="T55">будете</text:span> приятно удивлённы: метрики <text:s/><text:soft-page-break/>покрытия <text:span text:style-name="T55">покажут</text:span> покрытие больше 50%. Конечно же, мы понимаем, что метрика покрытия кода – не самая основная, но согласитесь, это – хороший результат. </text:p>
      <text:p text:style-name="P96"/>
      <text:p text:style-name="P97">Кроме того, в <text:span text:style-name="T1">[</text:span>SwdBrowser.cs<text:span text:style-name="T1">](</text:span><text:a xlink:type="simple" xlink:href="https://github.com/dzhariy/SWD.Starter/blob/master/src/SWD.Core/WebDriver/SwdBrowser.cs">https://github.com/dzhariy/SWD.Starter/blob/master/src/SWD.Core/WebDriver/SwdBrowser.cs</text:a><text:span text:style-name="T1">) </text:span>есть <text:s/>метод HandleJavaScriptErrors(). В данной реализации, его нужно просто почаще вызывать, например, в каждом .<text:span text:style-name="T1">Invoke(). </text:span>И тогда, этот метод сможет отловить возможные неожиданные ошибки <text:span text:style-name="T1">JavaScript</text:span>. </text:p>
      <text:p text:style-name="P94"/>
      <text:p text:style-name="P13">Я надеюсь, что в ходе просмотра видео, вы заметили несколько интересных вещей? </text:p>
      <text:p text:style-name="P14"/>
      <text:p text:style-name="P14">Например, <text:s/>что в проекте уже готова инфраструктура для смоук-тестов <text:span text:style-name="T1">PageObject-</text:span>классов?... </text:p>
      <text:p text:style-name="P15">И чтобы добавить тест – необходимо просто его записать, сгенерировать код... и следовать инструкциям в сгенерированном коде. </text:p>
      <text:p text:style-name="P15"/>
      <text:p text:style-name="P17">А в самом начале, мы видим строку кода: </text:p>
      <text:p text:style-name="P17">&lt;source lang="cs"&gt;</text:p>
      <text:p text:style-name="P17">[TestMethod]</text:p>
      <text:p text:style-name="P17">public void S01_First_Step_Run_WebDriver_with_Firefox()</text:p>
      <text:p text:style-name="P17">{</text:p>
      <text:p text:style-name="P17"><text:s text:c="4"/></text:p>
      <text:p text:style-name="P17"><text:s text:c="4"/>SwdBrowser.Driver.Url = "http://swd-tools.com";</text:p>
      <text:p text:style-name="P16"/>
      <text:p text:style-name="P17">}</text:p>
      <text:p text:style-name="P17">&lt;/source&gt;</text:p>
      <text:p text:style-name="P16"/>
      <text:p text:style-name="P16"><text:span text:style-name="T37">которая: открывает браузер, переходит по нужному </text:span><text:span text:style-name="T8">URL... </text:span><text:span text:style-name="T37">и закрывает браузер.</text:span></text:p>
      <text:p text:style-name="P17"/>
      <text:p text:style-name="P17">Не много ли это для одной строки? </text:p>
      <text:p text:style-name="P17"/>
      <text:p text:style-name="P17">И почему открылся именно <text:span text:style-name="T1">FireFox, </text:span>а что если я хочу <text:span text:style-name="T1">Internet Explorer? </text:span></text:p>
      <text:p text:style-name="P62"/>
      <text:p text:style-name="P17"><text:span text:style-name="T56">О</text:span>б этом и многом другом – ниже. </text:p>
      <text:p text:style-name="P17"/>
      <text:p text:style-name="P17"/>
      <text:p text:style-name="P49"><text:span text:style-name="T38">## </text:span><text:span text:style-name="T11">Хорошие практики в автоматизации тестирования</text:span></text:p>
      <text:p text:style-name="P86"/>
      <text:p text:style-name="P86">Вы знаете, опасно называть практики «лучшими», и поэтому, оставим просто «хорошими». </text:p>
      <text:p text:style-name="P18">Время от времени, я описываю такие практики в виде небольших заметок, которые иллюстрируют конкретное решение, но, к сожалению, не показывают общей картины. </text:p>
      <text:p text:style-name="P18"/>
      <text:p text:style-name="P18">Для того, чтобы показать, как хорошие практики работают вместе, я и начал работу над <text:span text:style-name="T1">SWD.Starter. </text:span></text:p>
      <text:p text:style-name="P18"/>
      <text:p text:style-name="P50"><text:span text:style-name="T11">Вот, например, по статье [Автоматическое создание Браузера и инициализация PageObject](</text:span><text:a xlink:type="simple" xlink:href="http://automated-testing.info/t/zametka-avtomaticheskoe-sozdanie-brauzera-i-iniczializacziya-pageobject/3522?u=dzhariy">http://automated-testing.info/t/zametka-avtomaticheskoe-sozdanie-brauzera-i-iniczializacziya-pageobject/3522?u=dzhariy</text:a><text:span text:style-name="T11">) как раз и был реализован </text:span>SwdBrowser. <text:span text:style-name="T11">А <text:s/>PageObject классы, унаследованные от CorePage – умеют самостоятельно инициализировать веб-элементы. </text:span></text:p>
      <text:p text:style-name="P18"/>
      <text:p text:style-name="P69"><text:soft-page-break/><text:span text:style-name="T11">А в заметке [WebDriverWait и PageObject](</text:span><text:a xlink:type="simple" xlink:href="http://automated-testing.info/t/zametka-c-webdriverwait-i-pageobject/3531?u=dzhariy">http://automated-testing.info/t/zametka-c-webdriverwait-i-pageobject/3531?u=dzhariy</text:a><text:span text:style-name="T11">), я рассказываю, </text:span><text:span text:style-name="T25">как добавить «умные» методы ожидания элементов для </text:span><text:span text:style-name="T58">PageObject, </text:span><text:span text:style-name="T25">по типу <text:s/></text:span><text:span text:style-name="T11">WebDriverWait </text:span><text:span text:style-name="T25">для обычных элементов. </text:span></text:p>
      <text:p text:style-name="P88"/>
      <text:p text:style-name="P51"><text:span text:style-name="T11">Все это уже вошло в </text:span>SWD.Starter. <text:span text:style-name="T11">И если вас интересует решение конкретной проблемы – просто посмотрите код, а я, со временем, сделаю так, чтобы в нем можно было легко разобраться. Уже сейчас, некоторые классы в </text:span><text:span text:style-name="T25">достаточной</text:span><text:span text:style-name="T11"> мере документированы, например – [Swd.Core.Configuration.Config Class](</text:span><text:a xlink:type="simple" xlink:href="http://swd-tools.com/swd-starter-api/class_swd_1_1_core_1_1_configuration_1_1_config.html">http://swd-tools.com/swd-starter-api/class_swd_1_1_core_1_1_configuration_1_1_config.html</text:a><text:span text:style-name="T11">). </text:span><text:span text:style-name="T16">А комментарии для некоторых классов </text:span><text:span text:style-name="T25">уже </text:span><text:span text:style-name="T16">есть в коде, </text:span><text:span text:style-name="T25">но пока </text:span><text:span text:style-name="T26">ещё</text:span><text:span text:style-name="T25"> </text:span><text:span text:style-name="T16">не мигрировали в </text:span><text:span text:style-name="T39">Doxygen. </text:span></text:p>
      <text:p text:style-name="P51"/>
      <text:p text:style-name="P19"/>
      <text:p text:style-name="P19"><text:span text:style-name="T1">## </text:span>Структура проекта <text:span text:style-name="T1">SWD.Starter</text:span></text:p>
      <text:p text:style-name="P63"/>
      <text:p text:style-name="P20"><text:span text:style-name="T1">![Solution](</text:span><text:a xlink:type="simple" xlink:href="http://habrastorage.org/storage3/915/b58/7ca/915b587ca8d0c0e38cebfff8bb34b7d7.png">http://habrastorage.org/storage3/915/b58/7ca/915b587ca8d0c0e38cebfff8bb34b7d7.png</text:a><text:span text:style-name="T1">)</text:span></text:p>
      <text:p text:style-name="P64"/>
      <text:p text:style-name="P70">Ядро SWD.Starter – это Swd.Core. В нем содержатся такие интересные штуки как: </text:p>
      <text:p text:style-name="P70"/>
      <text:p text:style-name="P70">* Класс Swd.Core.Configuration → Config, который читает настройки фреймворка из внешнего файла Config.config. Именно в этом файле можно выбрать запускаемый браузер, а также добавить свои настройки.</text:p>
      <text:p text:style-name="P70">* Класс Swd.Core.WebDriver → SwdBrowser – уже упоминался. Он управляет жизнью браузера. А рядом, в том же пространстве имен, находятся полезные методы и классы, упрощающие работу с браузером.</text:p>
      <text:p text:style-name="P70">* В пространстве имен Swd.Core.Pages, живут базовые классы для PageObject'ов.</text:p>
      <text:p text:style-name="P70"/>
      <text:p text:style-name="P70"><text:span text:style-name="T59">В </text:span>Swd.Core <text:span text:style-name="T59">расположен только общий код</text:span>, который, в дальнейшем, можно расширить в дочерних проектах по тестированию. </text:p>
      <text:p text:style-name="P70"/>
      <text:p text:style-name="P106"><text:span text:style-name="T60">Пример такого тестового проекта – </text:span>DemoProject. </text:p>
      <text:p text:style-name="P106">Тестовый проект состоит из двух основных подпроектов: </text:p>
      <text:p text:style-name="P106"/>
      <text:p text:style-name="P70">* Demo.TestModel – содержит декларации PageObject-классов, кастомизированные базовые классы, необходимые данные, кусочки логики работы приложения, и другие библиотечные функции, <text:span text:style-name="T60">специфичные</text:span> для конкретного <text:span text:style-name="T61">тестируемого приложения</text:span>.</text:p>
      <text:p>Обычно, для отдельного <text:span text:style-name="T61">тестируемого приложения</text:span> должен<text:span text:style-name="T61">а</text:span> быть лишь одна библиотека Модели. </text:p>
      <text:p>* Demo.TestProject – проект, содержащий наборы тестов. Таких тестовых проектов может быть несколько. Вот, например, Demo.Tutorial – это тоже проект <text:span text:style-name="T62">с тестами</text:span>, и он также как Demo.TestProject использует библиотеку Модели <text:span text:style-name="T62">(Demo.TestModel )</text:span>.</text:p>
      <text:p text:style-name="P70">* <text:s/>Demo.Tutorial – попытка создания руководства по работе с Swd.Starter. Пока <text:span text:style-name="T63">ещё</text:span> не совсем законченный, но уже сейчас, можно читать файл «Ch_00_Introduction.cs» и пробовать запускать тесты. </text:p>
      <text:p text:style-name="P110"/>
      <text:p text:style-name="P111"/>
      <text:p text:style-name="P52"/>
      <text:p text:style-name="P52">## <text:span text:style-name="T11">Обратная связь, лицензия и сотрудничество</text:span></text:p>
      <text:p text:style-name="P73"/>
      <text:p text:style-name="P53"><text:span text:style-name="T11">Лицензия проекта позволяет вам производить любые действия с кодом проекта, которые может </text:span><text:soft-page-break/><text:span text:style-name="T11">ограничить лишь ваша фантазия. (</text:span><text:a xlink:type="simple" xlink:href="http://unlicense.org/">http://unlicense.org/</text:a><text:span text:style-name="T11">)</text:span></text:p>
      <text:p text:style-name="P89">Код можно видоизменять, использовать в коммерческих целях, выкладывать на торренты и майнить биткоины, если хотите. </text:p>
      <text:p text:style-name="P89"/>
      <text:p text:style-name="P54"><text:span text:style-name="T11">Но, мне бы было очень полезно получить от вас обратную </text:span><text:span text:style-name="T17">связь.</text:span><text:span text:style-name="T11"> Оставить комментарии можно как тут, так и на странице проекта на </text:span>Github. </text:p>
      <text:p text:style-name="P21"/>
      <text:p text:style-name="P21">А лучше всего, если вы отправите реальный чёткий пацанячий <text:span text:style-name="T1">pull-request </text:span><text:span text:style-name="T64">в репозиторий на </text:span><text:span text:style-name="T10">github</text:span><text:span text:style-name="T1">. </text:span></text:p>
      <text:p text:style-name="P21"><text:span text:style-name="T1"/></text:p>
      <text:p text:style-name="P21">Но, если это будет огромное изменение с перелапачиванием половины кода, то, неплохо было бы вначале его обсудить.</text:p>
      <text:p text:style-name="P21"/>
      <text:p text:style-name="P21">Над чем можно работать? – <text:span text:style-name="T64">Т</text:span>ам поле почти не паханное: </text:p>
      <text:p text:style-name="P21"/>
      <text:p text:style-name="P21">* Документация</text:p>
      <text:p text:style-name="P21">* Туториал</text:p>
      <text:p text:style-name="P21">* Новый полезный код, решающий реальные проблемы</text:p>
      <text:p text:style-name="P21">* <text:span text:style-name="T40">Новые демонстрационные проекты</text:span></text:p>
      <text:p text:style-name="P21">* <text:span text:style-name="T40">Инструкции</text:span></text:p>
      <text:p text:style-name="P21"/>
      <text:p text:style-name="P21"/>
      <text:p text:style-name="P22">И ещё. 28-го февраля 2014 в Киеве, я планирую выступать с докладом на конференции <text:span text:style-name="T1">[Selenium Camp 2014](</text:span><text:a xlink:type="simple" xlink:href="http://habrahabr.ru/events/4126/">http://habrahabr.ru/events/4126/</text:a><text:span text:style-name="T1">). </text:span>Доклад будет посвящён проекту SWD Page Recorder, но и <text:s/>проекту <text:span text:style-name="T9">SWD.Starter </text:span>будет посвящено не мало времени. А после, запись доклада появится в <text:span text:style-name="T1">[</text:span>разделе архива материалов<text:span text:style-name="T1">](http://seleniumcamp.com/archive/)</text:span>, через 3-4 месяца после конференции. </text:p>
      <text:p text:style-name="P23"/>
      <text:p text:style-name="P24">Я буду доступен все два дня, и буду готов пообщаться «в живую» как после моего доклада, так и в течении всего времени конференции. </text:p>
      <text:p text:style-name="P73"/>
      <text:p text:style-name="P73"/>
      <text:p text:style-name="P55">## <text:span text:style-name="T11">Полезные материалы</text:span></text:p>
      <text:p text:style-name="P55"/>
      <text:p text:style-name="P55">* [SWD Tools](<text:a xlink:type="simple" xlink:href="http://swd-tools.com/">http://swd-tools.com</text:a>) – <text:span text:style-name="T11">страница проектов </text:span>Page Recorder <text:span text:style-name="T11">и </text:span>Starter. <text:span text:style-name="T11">Содержит (или будет содержать) все необходимые ссылки, касательно проектов</text:span></text:p>
      <text:p text:style-name="P55">* [GitHub SWD Starter](<text:a xlink:type="simple" xlink:href="https://github.com/dzhariy/SWD.Starter">https://github.com/dzhariy/SWD.Starter</text:a>)</text:p>
      <text:p text:style-name="P55">* [GitHub SWD Page Recorder](<text:a xlink:type="simple" xlink:href="https://github.com/dzhariy/swd-recorder/">https://github.com/dzhariy/swd-recorder/</text:a>)</text:p>
      <text:p text:style-name="P55"/>
      <text:p text:style-name="P66">* [SWD Page Recorder: Записывает PageObject-классы для Selenium WebDriver]<text:span text:style-name="T44">(</text:span><text:span text:style-name="T19">http://habrahabr.ru/post/191802/</text:span><text:span text:style-name="T44">)</text:span> – <text:span text:style-name="T11">Обзор </text:span>SWD Page Recorder <text:span text:style-name="T11">на Хабрахабр</text:span></text:p>
      <text:p text:style-name="P57">* <text:span text:style-name="T42">[Вебинар: Основы использования паттерна Page Object вместе с Selenium WebDriver](http://habrahabr.ru/post/145848/)</text:span></text:p>
      <text:p text:style-name="P56">* <text:span text:style-name="T41">[</text:span><text:span text:style-name="T27">Подборка свежих заметок и статей по автоматизации тестирования</text:span><text:span text:style-name="T41">](</text:span><text:a xlink:type="simple" xlink:href="http://blog.zhariy.com/2013/12/atinfo.html"><text:span text:style-name="T41">http://blog.zhariy.com/2013/12/atinfo.html</text:span></text:a><text:span text:style-name="T41">) – </text:span><text:span text:style-name="T18">если вам интересны советы по автоматизации тестирования</text:span></text:p>
      <text:p text:style-name="P90">* [Слайды/Видео к моему докладу на #atdays : За пределами PageObject](http://blog.zhariy.com/2013/02/atdays-pageobject.html)</text:p>
      <text:p text:style-name="P73"/>
      <text:p text:style-name="P32"><text:soft-page-break/>* [Maintainable Automated UI Tests](<text:a xlink:type="simple" xlink:href="http://net.tutsplus.com/tutorials/maintainable-automated-ui-tests/">http://net.tutsplus.com/tutorials/maintainable-automated-ui-tests/</text:a>) – <text:span text:style-name="T18">отличная статья, с современным взглядом на автоматизацию тестирования</text:span></text:p>
      <text:p text:style-name="P73"/>
      <text:p text:style-name="P90">Успешной вам автоматизации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16:15:36.088000000</meta:creation-date>
    <dc:date>2014-01-12T19:01:40.290000000</dc:date>
    <meta:editing-duration>PT14H21M39S</meta:editing-duration>
    <meta:editing-cycles>131</meta:editing-cycles>
    <meta:generator>LibreOffice/4.1.4.2$Windows_x86 LibreOffice_project/0a0440ccc0227ad9829de5f46be37cfb6edcf72</meta:generator>
    <meta:document-statistic meta:table-count="0" meta:image-count="0" meta:object-count="0" meta:page-count="8" meta:paragraph-count="141" meta:word-count="1825" meta:character-count="15129" meta:non-whitespace-character-count="13326"/>
  </office:meta>
</office:document-meta>
</file>